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862in"/>
    </style:style>
    <style:style style:name="co3" style:family="table-column">
      <style:table-column-properties fo:break-before="auto" style:column-width="2.284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Number of shots</text:p>
          </table:table-cell>
          <table:table-cell office:value-type="float" office:value="10">
            <text:p>10</text:p>
          </table:table-cell>
          <table:table-cell>
            <draw:frame table:end-cell-address="Sheet1.J20" table:end-x="0.5012in" table:end-y="0.165in" draw:z-index="0" draw:style-name="gr1" draw:text-style-name="P1" svg:width="6.2988in" svg:height="3.5429in" svg:x="1.8126in" svg:y="0in">
              <draw:object draw:notify-on-update-of-ranges="Sheet1.D5:Sheet1.D5 Sheet1.D6:Sheet1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Success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Fail</text:p>
          </table:table-cell>
          <table:table-cell table:formula="of:=1-[.B2]" office:value-type="float" office:value="0.7">
            <text:p>0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K (Number of Success Shots)</text:p>
          </table:table-cell>
          <table:table-cell office:value-type="string">
            <text:p>Probability of Success</text:p>
          </table:table-cell>
          <table:table-cell office:value-type="string">
            <text:p>Binomial Co-Eff (K choose from N)</text:p>
          </table:table-cell>
          <table:table-cell office:value-type="string">
            <text:p>Probability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(([.$B$2])^([.A6]))*(([.$B$3])^([.$B$1]-[.A6]))" office:value-type="float" office:value="0.0282475249">
            <text:p>0.0282475249</text:p>
          </table:table-cell>
          <table:table-cell table:formula="of:=FACT([.$B$1])/(FACT([.A6])*FACT([.$B$1]-[.A6]))" office:value-type="float" office:value="1">
            <text:p>1</text:p>
          </table:table-cell>
          <table:table-cell table:formula="of:=[.B6]*[.C6]" office:value-type="float" office:value="0.0282475249">
            <text:p>0.028247524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([.$B$2])^([.A7]))*(([.$B$3])^([.$B$1]-[.A7]))" office:value-type="float" office:value="0.0121060821">
            <text:p>0.0121060821</text:p>
          </table:table-cell>
          <table:table-cell table:formula="of:=FACT([.$B$1])/(FACT([.A7])*FACT([.$B$1]-[.A7]))" office:value-type="float" office:value="10">
            <text:p>10</text:p>
          </table:table-cell>
          <table:table-cell table:formula="of:=[.B7]*[.C7]" office:value-type="float" office:value="0.121060821">
            <text:p>0.121060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([.$B$2])^([.A8]))*(([.$B$3])^([.$B$1]-[.A8]))" office:value-type="float" office:value="0.0051883209">
            <text:p>0.0051883209</text:p>
          </table:table-cell>
          <table:table-cell table:formula="of:=FACT([.$B$1])/(FACT([.A8])*FACT([.$B$1]-[.A8]))" office:value-type="float" office:value="45">
            <text:p>45</text:p>
          </table:table-cell>
          <table:table-cell table:formula="of:=[.B8]*[.C8]" office:value-type="float" office:value="0.2334744405">
            <text:p>0.233474440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([.$B$2])^([.A9]))*(([.$B$3])^([.$B$1]-[.A9]))" office:value-type="float" office:value="0.0022235661">
            <text:p>0.0022235661</text:p>
          </table:table-cell>
          <table:table-cell table:formula="of:=FACT([.$B$1])/(FACT([.A9])*FACT([.$B$1]-[.A9]))" office:value-type="float" office:value="120">
            <text:p>120</text:p>
          </table:table-cell>
          <table:table-cell table:formula="of:=[.B9]*[.C9]" office:value-type="float" office:value="0.266827932">
            <text:p>0.26682793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([.$B$2])^([.A10]))*(([.$B$3])^([.$B$1]-[.A10]))" office:value-type="float" office:value="0.0009529569">
            <text:p>0.0009529569</text:p>
          </table:table-cell>
          <table:table-cell table:formula="of:=FACT([.$B$1])/(FACT([.A10])*FACT([.$B$1]-[.A10]))" office:value-type="float" office:value="210">
            <text:p>210</text:p>
          </table:table-cell>
          <table:table-cell table:formula="of:=[.B10]*[.C10]" office:value-type="float" office:value="0.200120949">
            <text:p>0.20012094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([.$B$2])^([.A11]))*(([.$B$3])^([.$B$1]-[.A11]))" office:value-type="float" office:value="0.0004084101">
            <text:p>0.0004084101</text:p>
          </table:table-cell>
          <table:table-cell table:formula="of:=FACT([.$B$1])/(FACT([.A11])*FACT([.$B$1]-[.A11]))" office:value-type="float" office:value="252">
            <text:p>252</text:p>
          </table:table-cell>
          <table:table-cell table:formula="of:=[.B11]*[.C11]" office:value-type="float" office:value="0.1029193452">
            <text:p>0.102919345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([.$B$2])^([.A12]))*(([.$B$3])^([.$B$1]-[.A12]))" office:value-type="float" office:value="0.0001750329">
            <text:p>0.0001750329</text:p>
          </table:table-cell>
          <table:table-cell table:formula="of:=FACT([.$B$1])/(FACT([.A12])*FACT([.$B$1]-[.A12]))" office:value-type="float" office:value="210">
            <text:p>210</text:p>
          </table:table-cell>
          <table:table-cell table:formula="of:=[.B12]*[.C12]" office:value-type="float" office:value="0.036756909">
            <text:p>0.03675690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([.$B$2])^([.A13]))*(([.$B$3])^([.$B$1]-[.A13]))" office:value-type="float" office:value="0.0000750141000000001">
            <text:p>7.50141000000001E-005</text:p>
          </table:table-cell>
          <table:table-cell table:formula="of:=FACT([.$B$1])/(FACT([.A13])*FACT([.$B$1]-[.A13]))" office:value-type="float" office:value="120">
            <text:p>120</text:p>
          </table:table-cell>
          <table:table-cell table:formula="of:=[.B13]*[.C13]" office:value-type="float" office:value="0.00900169200000001">
            <text:p>0.00900169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([.$B$2])^([.A14]))*(([.$B$3])^([.$B$1]-[.A14]))" office:value-type="float" office:value="0.0000321489">
            <text:p>3.21489E-005</text:p>
          </table:table-cell>
          <table:table-cell table:formula="of:=FACT([.$B$1])/(FACT([.A14])*FACT([.$B$1]-[.A14]))" office:value-type="float" office:value="45">
            <text:p>45</text:p>
          </table:table-cell>
          <table:table-cell table:formula="of:=[.B14]*[.C14]" office:value-type="float" office:value="0.0014467005">
            <text:p>0.001446700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([.$B$2])^([.A15]))*(([.$B$3])^([.$B$1]-[.A15]))" office:value-type="float" office:value="0.0000137781">
            <text:p>1.37781E-005</text:p>
          </table:table-cell>
          <table:table-cell table:formula="of:=FACT([.$B$1])/(FACT([.A15])*FACT([.$B$1]-[.A15]))" office:value-type="float" office:value="10">
            <text:p>10</text:p>
          </table:table-cell>
          <table:table-cell table:formula="of:=[.B15]*[.C15]" office:value-type="float" office:value="0.000137781">
            <text:p>0.0001377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([.$B$2])^([.A16]))*(([.$B$3])^([.$B$1]-[.A16]))" office:value-type="float" office:value="0.00000590490000000001">
            <text:p>5.90490000000001E-006</text:p>
          </table:table-cell>
          <table:table-cell table:formula="of:=FACT([.$B$1])/(FACT([.A16])*FACT([.$B$1]-[.A16]))" office:value-type="float" office:value="1">
            <text:p>1</text:p>
          </table:table-cell>
          <table:table-cell table:formula="of:=[.B16]*[.C16]" office:value-type="float" office:value="0.00000590490000000001">
            <text:p>5.90490000000001E-006</text:p>
          </table:table-cell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umber of Trial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ead 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Tail</text:p>
          </table:table-cell>
          <table:table-cell office:value-type="float" office:value="0.5">
            <text:p>0.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10/20/2016</text:date>, <text:time>21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hosh Murali</meta:initial-creator>
    <meta:creation-date>2016-10-19T07:36:43.74</meta:creation-date>
    <dc:date>2016-10-20T21:49:14.48</dc:date>
    <dc:creator>Santhosh Murali</dc:creator>
    <meta:editing-duration>PT4M47S</meta:editing-duration>
    <meta:editing-cycles>1</meta:editing-cycles>
    <meta:document-statistic meta:table-count="3" meta:cell-count="60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4.188cm" style:legend-expansion="high" chart:style-name="ch2"/>
        <chart:plot-area chart:style-name="ch3" table:cell-range-address="Sheet1.D5:Sheet1.D16" chart:data-source-has-labels="row" svg:x="0.77cm" svg:y="0.855cm" svg:width="12.221cm" svg:height="7.545cm">
          <chartooo:coordinate-region svg:x="1.682cm" svg:y="1.068cm" svg:width="11.309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6" chart:label-cell-address="Sheet1.D5:Sheet1.D5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2475249">
                <text:p>0.0282475249</text:p>
                <draw:g>
                  <svg:desc>Sheet1.D6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060821">
                <text:p>0.121060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4744405">
                <text:p>0.2334744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6827932">
                <text:p>0.266827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0120949">
                <text:p>0.200120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29193452">
                <text:p>0.1029193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756909">
                <text:p>0.03675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00169200000001">
                <text:p>0.009001692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467005">
                <text:p>0.0014467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37781">
                <text:p>0.000137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590490000000001">
                <text:p>0.0000059049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